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4EC78F1E7B63BC9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4126"/>
    </style:style>
    <style:style style:name="P2" style:family="paragraph" style:parent-style-name="Standard">
      <style:paragraph-properties fo:text-align="start" style:justify-single-word="false"/>
      <style:text-properties officeooo:paragraph-rsid="0019412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412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9d719"/>
    </style:style>
    <style:style style:name="T8" style:family="text">
      <style:text-properties officeooo:rsid="001b0e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6762088982987263023" text:style-name="L1">
        <text:list-item>
          <text:p text:style-name="P3">A man pushes a <text:span text:style-name="T8">4</text:span>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241466719053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241419976623" text:continue-numbering="true" text:style-name="L1">
        <text:list-item>
          <text:p text:style-name="P3">You are pull<text:span text:style-name="T3">ing</text:span> a <text:span text:style-name="T8">6</text:span> kg mass with a force of 1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240953328659" text:continue-numbering="true" text:style-name="L1">
        <text:list-item>
          <text:p text:style-name="P3">You are designing a bulldozer for the moon, and estimate the coefficient of friction for pushing lunar soil across the moon's surface to be 0.<text:span text:style-name="T8">4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241492754550" text:continue-numbering="true" text:style-name="L1">
        <text:list-item>
          <text:p text:style-name="P3">A 5 kg box is sliding across the floor with a velocity of <text:span text:style-name="T8">6</text:span> m/s. <text:s/><text:span text:style-name="T4">m</text:span><text:span text:style-name="T5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240531399914" text:continue-numbering="true" text:style-name="L1">
        <text:list-item>
          <text:p text:style-name="P3"><text:soft-page-break/>A 700 kg car is coasting down a <text:span text:style-name="T8">3</text:span>5<text:span text:style-name="T6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205240152225036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205239953450093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205239768821392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205240680041569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240392991747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205239901569464" text:continue-numbering="true" text:style-name="L1">
        <text:list-item>
          <text:p text:style-name="P3">In the sport of curling, a stone is slid across a 46-meter long ice lane. <text:s/>The coefficient of kinetic friction between the ice and the rock is 0.01<text:span text:style-name="T8">5</text:span>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240134367830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205239815564079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205241496950443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4EC78F1E7B63BC91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52:39.30045729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6:12.862426798</meta:creation-date>
    <meta:editing-duration>PT5M15S</meta:editing-duration>
    <meta:editing-cycles>6</meta:editing-cycles>
    <meta:generator>LibreOffice/5.0.6.2$Linux_X86_64 LibreOffice_project/00$Build-2</meta:generator>
    <dc:date>2016-08-29T20:52:39.250375192</dc:date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